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7000000063234B6CBAB571ACC.png" manifest:media-type="image/png"/>
  <manifest:file-entry manifest:full-path="Pictures/10000837000000BF0000009FD783409FB86FE572.svg" manifest:media-type="image/svg+xml"/>
  <manifest:file-entry manifest:full-path="Pictures/1000020100000006000000067C1CFE66AC2FBC1D.png" manifest:media-type="image/png"/>
  <manifest:file-entry manifest:full-path="Pictures/10000201000000320000000E7885222BA5546695.png" manifest:media-type="image/png"/>
  <manifest:file-entry manifest:full-path="Pictures/1000060F000000A40000009FE203CE464942015A.svg" manifest:media-type="image/svg+xml"/>
  <manifest:file-entry manifest:full-path="Pictures/10001AAE0000052F0000017A314CD5B264E57084.svg" manifest:media-type="image/svg+xml"/>
  <manifest:file-entry manifest:full-path="Pictures/100028010000063B0000015FA7DCC4B8C3AAE1E2.svg" manifest:media-type="image/svg+xml"/>
  <manifest:file-entry manifest:full-path="Pictures/100002010000003C0000000DEF8B351184AA3BF2.png" manifest:media-type="image/png"/>
  <manifest:file-entry manifest:full-path="Pictures/100002010000003C0000000D81ECD068231126FB.png" manifest:media-type="image/png"/>
  <manifest:file-entry manifest:full-path="Pictures/1000251C0000063B0000015F6BAC319F6B9DB1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solid" svg:stroke-width="0.106cm" svg:stroke-color="#08459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84594" draw:marker-start-width="0.358cm" draw:marker-end-width="0.358cm" draw:fill-color="#5983b0" draw:opacity="10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-color="#5983b0" draw:textarea-horizontal-align="justify" draw:textarea-vertical-align="middle" draw:auto-grow-height="false" fo:min-height="0.082cm" fo:min-width="15.81cm"/>
    </style:style>
    <style:style style:name="gr5" style:family="graphic" style:parent-style-name="standard">
      <style:graphic-properties draw:stroke="none" svg:stroke-color="#5eb91e" draw:fill-color="#81d41a" draw:textarea-horizontal-align="justify" draw:textarea-vertical-align="middle" draw:auto-grow-height="false" fo:min-height="0.379cm" fo:min-width="0.22cm"/>
    </style:style>
    <style:style style:name="gr6" style:family="graphic" style:parent-style-name="objectwithoutfill">
      <style:graphic-properties draw:stroke="dash" draw:stroke-dash="Dot" svg:stroke-width="0.106cm" svg:stroke-color="#81d4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5983b0" draw:opacity="100%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309cm" svg:height="12.688cm" svg:x="2.867cm" svg:y="-0.379cm" svg:viewBox="0 0 16310 12689" svg:d="M0 44c6352 10413 6867 12645 9614 12645s6696-12689 6696-12689z">
          <text:p/>
        </draw:path>
        <draw:line draw:style-name="gr2" draw:text-style-name="P2" draw:layer="layout" svg:x1="1.837cm" svg:y1="14.641cm" svg:x2="13.34cm" svg:y2="14.641cm">
          <text:p/>
        </draw:line>
        <draw:line draw:style-name="gr2" draw:text-style-name="P2" draw:layer="layout" svg:x1="1.801cm" svg:y1="14.641cm" svg:x2="1.524cm" svg:y2="3.302cm">
          <text:p/>
        </draw:line>
        <draw:path draw:style-name="gr3" draw:text-style-name="P3" draw:layer="layout" svg:width="16.309cm" svg:height="12.688cm" svg:x="2.994cm" svg:y="18.898cm" svg:viewBox="0 0 16310 12689" svg:d="M0 44c6352 10413 6867 12645 9614 12645s6696-12689 6696-12689z">
          <text:p/>
        </draw:path>
        <draw:custom-shape draw:style-name="gr4" draw:text-style-name="P4" draw:layer="layout" svg:width="16.31cm" svg:height="0.332cm" svg:x="2.994cm" svg:y="18.7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64cm" svg:y1="33.818cm" svg:x2="13.467cm" svg:y2="33.818cm">
          <text:p/>
        </draw:line>
        <draw:line draw:style-name="gr2" draw:text-style-name="P2" draw:layer="layout" svg:x1="1.928cm" svg:y1="33.818cm" svg:x2="1.778cm" svg:y2="22.479cm">
          <text:p/>
        </draw:line>
        <draw:custom-shape draw:style-name="gr5" draw:text-style-name="P5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66cm" svg:y1="7.366cm" svg:x2="17.145cm" svg:y2="4.699cm">
          <text:p/>
        </draw:line>
        <draw:frame draw:style-name="gr7" draw:text-style-name="P6" draw:layer="layout" svg:width="4.354cm" svg:height="0.956cm" svg:x="3.266cm" svg:y="8.382cm">
          <draw:image xlink:href="Pictures/1000251C0000063B0000015F6BAC319F6B9DB1AE.svg" xlink:type="simple" xlink:show="embed" xlink:actuate="onLoad" loext:mime-type="image/svg+xml">
            <text:p/>
          </draw:image>
          <draw:image xlink:href="Pictures/100002010000003C0000000D81ECD068231126FB.png" xlink:type="simple" xlink:show="embed" xlink:actuate="onLoad" loext:mime-type="image/png"/>
          <svg:title>TexMaths</svg:title>
          <svg:desc>14§display§\textcolor{white}{(u_1,f(u_1))}§svg§600§TRUE§</svg:desc>
        </draw:frame>
        <draw:frame draw:style-name="gr7" draw:text-style-name="P6" draw:layer="layout" svg:width="4.627cm" svg:height="1.016cm" svg:x="12.518cm" svg:y="2.794cm">
          <draw:image xlink:href="Pictures/100028010000063B0000015FA7DCC4B8C3AAE1E2.svg" xlink:type="simple" xlink:show="embed" xlink:actuate="onLoad" loext:mime-type="image/svg+xml">
            <text:p/>
          </draw:image>
          <draw:image xlink:href="Pictures/100002010000003C0000000DEF8B351184AA3BF2.png" xlink:type="simple" xlink:show="embed" xlink:actuate="onLoad" loext:mime-type="image/png"/>
          <svg:title>TexMaths</svg:title>
          <svg:desc>14§display§\textcolor{white}{(u_2,f(u_2))}§svg§600§TRUE§</svg:desc>
        </draw:frame>
        <draw:frame draw:style-name="gr7" draw:text-style-name="P6" draw:layer="layout" svg:width="7.357cm" svg:height="2.093cm" svg:x="8.509cm" svg:y="23.18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  <draw:frame draw:style-name="gr7" draw:text-style-name="P6" draw:layer="layout" svg:width="1.078cm" svg:height="1.045cm" svg:x="1.208cm" svg:y="1.778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7C1CFE66AC2FBC1D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7" draw:text-style-name="P6" draw:layer="layout" svg:width="1.148cm" svg:height="0.954cm" svg:x="13.97cm" svg:y="33.274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7" draw:text-style-name="P6" draw:layer="layout" svg:width="1.078cm" svg:height="1.045cm" svg:x="1.27cm" svg:y="20.926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7C1CFE66AC2FBC1D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7" draw:text-style-name="P6" draw:layer="layout" svg:width="1.148cm" svg:height="0.954cm" svg:x="13.716cm" svg:y="13.97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11T09:40:43.452327420</dc:date>
    <meta:editing-duration>PT14H27M7S</meta:editing-duration>
    <meta:editing-cycles>18</meta:editing-cycles>
    <meta:generator>LibreOffice/6.4.7.2$Linux_X86_64 LibreOffice_project/40$Build-2</meta:generator>
    <meta:document-statistic meta:object-count="17"/>
  </office:meta>
</office:document-meta>
</file>